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01mm"/>
    </style:style>
    <style:style style:name="co2" style:family="table-column">
      <style:table-column-properties fo:break-before="auto" style:column-width="39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NN_MISCLASSIFIED_DA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Default"/>
        <table:table-row table:style-name="ro1" table:number-rows-repeated="6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2">
            <text:p>Datapoints from the Headlines dataset which the baseline CNN misclassified but DweNet correctly classified</text:p>
          </table:table-cell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kentucky police stop using ' xxunk ' logo after realizing what it means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ate silver defends torture xxunk used to make election xxunk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van xxunk prepares shot - for - shot teen wolf remake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esign in xxunk from the get - go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he fascinating case for eating lab - grown meat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ohn henson , craig xxunk meet for historic smug - bastard summit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ithholding child abuse emails further xxunk xxunk xxunk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trump takes quick xxunk from pudding cup between talking points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harleston is testing the soul of america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writer xxunk xxunk <text:s text:c="11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issa xxunk from congress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illary clinton xxunk back in new hampshire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u.s . tourist was detained in north korea <text:s text:c="2"/>for leaving bible in a bathroom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ich thrill - xxunk takes the bus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port : nurse who fought ebola quarantine to leave maine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khan xxunk identified as suspect in manhattan explosion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hree stylish ways to wear one xxunk vest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mney throws xxunk for ann in last - minute attempt to get hispanic vote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xxunk 3 ' cast requests to be paid in xxunk , meat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ngress passes bill to add armed patrol to u.s . poverty line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og with skin condition has a strange past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nuts , xxunk peppers recalled for possible glass xxunk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rmer sorority sister speaks out about girl - on - girl hate in viral video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's ' xxunk ' xxunk was going to lunch with xxunk apatow and amy schumer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hilippine xxunk wins in xxunk <text:s text:c="11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goes one step further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wo n't let anyone ride xxunk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nc proclaims mike pence the winner more than an hour before the debate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oman in commercial doing yoga to xxunk of drug 's fatal side effects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hoe scientists unveil advanced ' double xxunk ' technology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 - sides with jon xxunk : sweet and not - so - sweet emotions : joe perry gets honest about xxunk in new memoir <text:s text:c="7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 one notices area man 's xxunk attempts to change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illary clinton : ' when i was a child , most special interest groups would n't even consider xxunk large sums of money to a woman ' <text:s text:c="7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gets heartwarming welcome home from sorority sisters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hatsapp to phase out subscription xxunk <text:s text:c="11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ousehold cleaning tips for cold and flu season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nn graphic designer asked to xxunk dollar sign , xxunk , fighter xxunk , panda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llege xxunk hold xxunk vigil to honor donor lost in xxunk rape case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cancer gets publicist <text:s text:c="11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body knows what third light switch does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enate votes xxunk - xxunk , not sure on what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ew rule from obama will xxunk xxunk who cheat or xxunk worker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ohn kelly struggles to xxunk xxunk trump impression during phone calls with parkland survivors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ashington insider : white house story on xxunk ' does n't add up '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eed of world war iii xxunk in beijing middle - school gym class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ntrol freak wishes she had more free time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reaking : no news breaking <text:s text:c="11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yelp employee fired after public post to ceo saying she ca n't afford food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og dies on united flight after passenger forced to put carrier in overhead bin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says he lived in his car for days to get away from ' xxunk ' wife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moore shows off xxunk new engagement ring at 2017 emmy award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huck berry remembers call from cousin about white kid playing ' johnny b. xxunk '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ia on torture memo : ' we need to stop writing this stuff down '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rmy general xxunk xxunk sex probe <text:s text:c="11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in royal xxunk ? seth xxunk teases huge xxunk debut ! | xxunk news xxunk . 2017 <text:s text:c="8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ichael xxunk denies masturbating in front of a former employee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ast words : xxunk xxunk reflects on her time on ' rupaul 's drag race ' <text:s text:c="9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stronomers say wednesday night will be best chance for americans to view ' xxunk '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rd : new xxunk pickup truck capable of crushing a big turtle in one go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esbian couple enjoys hot lesbian action <text:s text:c="11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rides a horse into taco bell , and the internet is freaking out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. 's children still hoping parents will get back together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een xxunk in one eye , but ' lucky to be alive ' after xxunk tape challenge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x - wall street xxunk convicted of giving his father insider tip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rkansas executes first inmate in 12 years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ivilization collapses <text:s text:c="12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ck song takes pro - rock stance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fl player xxunk xxunk wears 9/11 xxunk despite threat of fine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view : new apple tv is bursting with potential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azz drummer xxunk xxunk xxunk shares xxunk memories of her friend xxunk cole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oliday dinner xxunk for any budget from a xxunk resort xxunk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xxunk xxunk ' wins academy award for best film you liked but probably would n't see again <text:s text:c="8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grand xxunk auto v ' xxunk to focus largely on xxunk , community xxunk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elania trump returns to white house after kidney procedure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x ordered to cancel upcoming when presidents are xxunk live special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stronomers make incredible discovery <text:s text:c="11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 clear winner in xxunk - throwing conflict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28 secrets of xxunk productive people <text:s text:c="11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ublic xxunk in the pacific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fforts of world 's 16 billion chickens still not adding up to much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.j . abrams wishes fans a happy star wars day from set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hef teaches inmates at cook county jail how to cook , how to live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r - profit company threatened to jail people for not paying traffic xxunk , lawsuit says <text:s text:c="9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chool got complaints about teacher even before huffpost revealed her racial bia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ill cosby mug shot released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hristian lgbtq group raises money to help pay for gender - xxunk xxunk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authorities arrest god for leaving children in xxunk planet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traight , gay service members looking forward to asking , telling come september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est facebook button <text:s text:c="11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publican sen . xxunk xxunk sessions over pot xxunk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ulti - xxunk xxunk xxunk trial to xxunk health benefits of xxunk lifestyle practices at the xxunk center for xxunk <text:s text:c="8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rump - loving man throws tantrum at black starbucks employee over coffee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est virginia teachers are making sure their students get fed while they 're on strike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ope condemns islamic state terrorism in christmas message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it 's about a sense of meaning '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ngress xxunk festival xxunk after insurance - xxunk - bill stampede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ene xxunk 's career in ruins following death of richard xxunk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veteran congressman can still remember when xxunk on gun violence actually xxunk a moral xxunk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atiently waiting ( sort of ) <text:s text:c="11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tirees enjoy low - cost , high quality healthcare in this beautiful latin american country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lack - backed xxunk seek asylum in wildlife preserve as xxunk measure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xxunk ' xxunk some viral xxunk xxunk into huffpost xxunk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fghan xxunk takes anderson cooper as xxunk wife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visiting chinese pm presents obama with ' the xxunk ' on dvd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nly remaining xxunk rapper can think of is ' xxunk xxunk '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 one murdered because of this image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oman xxunk - xxunk her dog 's mouth and brags about it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we can have differences of opinion and still respect each other , ' says xxunk of the one true cause <text:s text:c="8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oody xxunk xxunk to open a marijuana xxunk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aiting for primary returns at a heroin anonymous meeting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acky xxunk investigation turns autopsy - xxunk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inding a xxunk xxunk to translate your important documents into foreign language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tired security guard pens open letter to colin kaepernick about national anthem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creepy peter pan xxunk disney world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hared memory of children 's television show leads to sex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uy ' just giving you a hard time ' truly xxunk you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randparents are apparently xxunk their kids over baby names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xxunk hits ' send ' on worst job application company has ever seen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riving instructor has own gas xxunk in case student total pussy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urkey says it will suspend high - level xxunk ties with xxunk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tudents watch in sympathy as teacher 's xxunk ass xxunk part of xxunk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atholic couple embraces ' who am i to judge '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een scores awesome oral cancer poster <text:s text:c="11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eird couple has greatest sex of their lives after announcement of disney - xxunk merger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at old xxunk university xxunk students ' house a ' freshman daughter drop off ' site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indsey graham stays up all night running campaign ideas by toll - free telephone operator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eacher 's lounge the site of 5 separate emotional xxunk today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onest parents share their hilarious confessions <text:s text:c="11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v is finally catching up with real single women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- old veteran graduates college with xxunk xxunk xxunk xxunk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's xxunk cook found not guilty of xxunk , plans to return to team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mark xxunk xxunk preview video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he sugar industry paid scientists to be on its side as early as the 1960s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- out flower child xxunk ' on a xxunk wave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x news covers spring break pretty well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ude with xxunk hat at party calls beer ' xxunk '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, xxunk , renamed walmart # xxunk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ear non - parents , please stop giving parenting advice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ur nation 's xxunk : are we meeting their xxunk needs ?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introduces new xxunk drill for immediate xxunk relief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op wants nasa to stop worrying about earth and focus on space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, dreaming , being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rtin luther king bust first thing to go , romney adviser quietly thinking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king sure internet xxunk does n't replace actual exploring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there is beauty in decay , ' says head of federal highway administration while xxunk nation 's xxunk roads <text:s text:c="8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onald xxunk needed ' white xxunk ' to convince xxunk to allow ' n - word ' in ' atlanta ' <text:s text:c="8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uslim woman runs boston marathon to raise money for refugees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voted america 's favorite pin number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's xxunk birthday dress sells for an xxunk sum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arrested after attempting to breach cockpit during flight to xxunk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enny xxunk : ' i 'm loving these xxunk gun purchasing laws '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company 's values for advertising xxunk referred to as ' xxunk '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- armed robot repeatedly warns : ' danger '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eo unveils bold new plan to undo damage from last year 's bold new plan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assengers freed from hijacked plane that landed in xxunk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does n't know how to tell you this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ichelle obama to dnc : ' after this election you xxunk are on your own ' <text:s text:c="9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ra 's top lobbyist xxunk trump is back on its side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rea stand - up comedian questions the deal with drive - thru windows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rison xxunk vows to take away el xxunk 's tunnel xxunk if captured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tephen curry apologizes for being better than everyone else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israel xxunk palestinians in gaza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nne hathaway , james franco spend every moment of oscars xxunk into jesse xxunk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enate intelligence committee confirms from testimony that donald trump jr . has no knowledge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ach of these xxunk got accepted into harvard and yale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ast guard going to let xxunk xxunk owner sweat it out little more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atrick xxunk 's wife files for divorce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accused of masturbating in car near girl scouts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people are xxunk good , ' world xxunk xxunk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charged in xxunk of north carolina toddler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bert e. lee was not an ' xxunk man . ' he was a white supremacist xxunk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.k . rowling wishes xxunk happy birthday in the most magical way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zoo animals xxunk free after flooding in xxunk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orld 's xxunk xxunk got nearly $ 1 trillion richer in 2017 : bloomberg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xxunk cash into shirt of gop congressman who voted to repeal obamacare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ller coaster designer 's xxunk vision xxunk by fantastic four tie - in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nservatives start spending to block obama supreme court nominee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usiness gains are doubled when they 're done with love <text:s text:c="10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en xxunk badly <text:s text:c="11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ccain campaign nabs top obama xxunk writer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uy or rent ? and where to park your down payment until you decide ?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at fancy magazine fails to catch on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membering that may of xxunk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enate : ' renewed xxunk legislation xxunk in protecting the few american xxunk that will remain ' <text:s text:c="9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ime traveler from the year 1998 warns nation not to elect newt gingrich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ustice department : ' want to see a dead body ? '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ngressional hearing xxunk pulls back the curtain on how washington really work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errick garland tears up during fifth grade commencement address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ournalists who refuse to take the same non - answer for an answer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yosemite national park completes construction on new xxunk xxunk driving trail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ometimes , xxunk kids up makes matters worse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viral tweet compares love to the feeling you get when you realize your dress has pockets <text:s text:c="9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quirrel who lost xxunk in trap gets prosthetic wheels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rivate prison companies will still lock up immigrants , despite doj decision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 leads xxunk in asshole 's murder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williams and xxunk husband xxunk gilbert split after nearly 10 years together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uban migrants xxunk at sea xxunk own blood and urine to stay alive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isaster movies are xxunk compared to what happened xxunk billion years ago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indsay xxunk to star in anything offered her <text:s text:c="10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, black forest ham to share top xxunk in upcoming sandwich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eauty industry to consumers : ' you like short hair now '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awyer urged by mother to include younger brother in murder trial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ommate dancing while he thinks no one 's watching is amazing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a jerk <text:s text:c="11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just xxunk us already , ' nation 's assault weapons beg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uy xxunk through 27 european landmarks , because why not ?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xxunk the new xxunk ' says publishing executive desperate to find new xxunk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a sense of xxunk to our xxunk politics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sychic helps xxunk out missing pet xxunk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iver xxunk george jones ' body <text:s text:c="11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reference lost on all but xxunk xxunk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orn star does n't want to direct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ew york cracks down on payday xxunk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are about to get even more expensive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ool mccain supporter wears ' mccain 2000 ' shirt to campaign speech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faces xxunk charge after o'donnell 's daughter found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john boehner to paul ryan : ' i was once young and beautiful too '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ttempt to meet different types of people xxunk by partygoer who also watches ' friday night lights ' <text:s text:c="8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tates now offering millions in tax breaks to any person who says ' high - tech jobs ' <text:s text:c="8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scar mayer xxunk not huge success <text:s text:c="11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n xxunk illusion makes lake xxunk look absolutely xxunk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he 9/11 flag from ground zero is missing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tirement savings actually fell over the past year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hio state uses t - shirt xxunk to pass out xxunk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nthropologists unearth possible missing link between xxunk and b - list celebrities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iscrimination against print - on - demand books is out of touch and bad for the environment too <text:s text:c="8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saves abusive relationship <text:s text:c="11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odern - day xxunk offers to pay for abortion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illary clinton drags taliban leader 's body through streets of xxunk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od provides gift to women in form of marketing analyst bradley xxunk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anic floods mike pence 's system before realizing hand on knee his own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ick dog who was to be xxunk gets diagnosed just in time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ebut author virginia franken talks about xxunk characters , her ( new ) addiction to coffee , what dance taught her about writing , and more <text:s text:c="7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red xxunk spray paints ' xxunk xxunk ' on bridge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pregnant wife has no idea which jonas brother she married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orld 's xxunk town makes , xxunk world 's largest xxunk stick <text:s text:c="10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like boxes of shit in your house ? get a cat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ariana grande randomly xxunk donuts she did n't buy before xxunk , ' i hate america '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ric trump poses with carcass of xxunk guide shot on african hunting trip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onald trump jr . divorce leaves confused , heartbroken nation wondering why bad things happen to good people <text:s text:c="8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are graduate celebrates first xxunk <text:s text:c="11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motorist xxunk finger just the green light cop needed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xxunk fights back after instagram controversy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' xxunk ' fans will love this pineapple - shaped xxunk in xxunk xxunk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oing to tops of things still xxunk by nation 's tourists <text:s text:c="103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from ' xxunk park ' dies <text:s text:c="11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ur nation 's xxunk : are they just in it for the money ?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wo people who went to same college ruin evening for rest of group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hl athlete offers the worst non - apology for a slur in sports history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getting married to a guy with kids is ' pretty freaking xxunk '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healthy aging tips for xxunk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ew yorkers xxunk at election results can seek out ' subway therapy '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united airlines temporarily suspends cargo travel for pets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ar on string may be xxunk , says cat general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rial of al jazeera journalists xxunk again <text:s text:c="11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linton throws flash xxunk to xxunk attention from question about senate voting record <text:s text:c="99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an who tried to burn ex - girlfriend 's house with xxunk is convicted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bp ceo : ' we deeply regret the tragic loss of $ xxunk billion ' <text:s text:c="9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arth passed over for invasion <text:s text:c="11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watch : xxunk jam randomly break out into ' let it go ' in italy <text:s text:c="9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iy : sports xxunk closet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ra calls for more common - sense gun deaths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by own xxunk , michael jackson xxunk self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old shot by father cleaning illegal gun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exploring letters from xxunk <text:s text:c="11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here have been more mass shootings this year than there have been days <text:s text:c="9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2016 was awful for pretty much everything except xxunk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oreign aid to create jobs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xxunk image <text:s text:c="121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ircular editor makes last - minute call to run fabric xxunk as top xxunk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facebook expands its legal team <text:s text:c="11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interview with xxunk xxunk , xxunk of xxunk <text:s text:c="109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sensitive scientists report 5 in 5 women do n't know how beautiful they are <text:s text:c="9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mindful parenting : how to respond instead of react <text:s text:c="10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anking women somehow not issue in miss usa debacle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od stewart thought it was a good idea to stage a mock xxunk in xxunk xxunk desert <text:s text:c="9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chipotle is testing xxunk in hopes of turning business back around <text:s text:c="10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report : trump bans ' transgender , ' ' fetus , ' ' science - based ' from cdc documents <text:s text:c="85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in hunt for new antibiotics , scientists look at bacteria in xxunk ' xxunk <text:s text:c="97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north carolina residents terrified after hearing state passed new law <text:s text:c="105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obama administration tries to smooth path back to school for jailed students <text:s text:c="101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decision to ask out girl made using xxunk die <text:s text:c="107"/></text:p>
          </table:table-cell>
          <table:table-cell office:value-type="string" calcext:value-type="string">
            <text:p>sarc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xbos ted cruz makes it too easy to point out the hypocrisy of his latest campaign ad <text:s text:c="93"/></text:p>
          </table:table-cell>
          <table:table-cell office:value-type="string" calcext:value-type="string">
            <text:p>nonsarcastic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00/00/00</text:date>, <text:time style:data-style-name="N2" text:time-value="14:24:18.11305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14:26:09.350801716</dc:date>
    <meta:editing-duration>PT9M54S</meta:editing-duration>
    <meta:editing-cycles>4</meta:editing-cycles>
    <meta:generator>LibreOffice/6.0.7.3$Linux_X86_64 LibreOffice_project/00m0$Build-3</meta:generator>
    <meta:document-statistic meta:table-count="1" meta:cell-count="569" meta:object-count="0"/>
  </office:meta>
</office:document-meta>
</file>